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905cm" svg:x="5.762cm" svg:y="7.985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445cm" svg:height="1.905cm" svg:x="16.24cm" svg:y="6.715cm">
          <text:p text:style-name="P1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445cm" svg:height="1.905cm" svg:x="11.795cm" svg:y="13.7cm">
          <text:p text:style-name="P1">Real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-2.948cm" svg:x1="10.207cm" svg:y1="8.938cm" svg:x2="16.891cm" svg:y2="8.341cm" draw:start-shape="id1" draw:start-glue-point="10" draw:end-shape="id2" draw:end-glue-point="7" svg:d="M10207 8938c102 0 84 111 1730 269s4954 364 4954-866" svg:viewBox="0 0 6685 987">
          <text:p/>
        </draw:connector>
        <draw:connector draw:style-name="gr4" draw:text-style-name="P4" draw:layer="layout" draw:type="curve" svg:x1="9.556cm" svg:y1="9.611cm" svg:x2="12.446cm" svg:y2="13.979cm" draw:start-shape="id1" draw:start-glue-point="9" draw:end-shape="id3" draw:end-glue-point="5" svg:d="M9556 9611c0 3276 2890 1092 2890 4368" svg:viewBox="0 0 2891 4369">
          <text:p/>
        </draw:connector>
        <draw:connector draw:style-name="gr5" draw:text-style-name="P4" draw:layer="layout" draw:type="curve" draw:line-skew="0.211cm" svg:x1="18.463cm" svg:y1="8.62cm" svg:x2="15.589cm" svg:y2="13.979cm" draw:start-shape="id2" draw:start-glue-point="8" draw:end-shape="id3" draw:end-glue-point="11" svg:d="M18463 8620c0 4126-2874 1447-2874 5359" svg:viewBox="0 0 2875 5360">
          <text:p/>
        </draw:connector>
        <draw:connector draw:style-name="gr6" draw:text-style-name="P4" draw:layer="layout" draw:type="curve" svg:x1="16.24cm" svg:y1="14.653cm" svg:x2="20.034cm" svg:y2="8.341cm" draw:start-shape="id3" draw:start-glue-point="10" draw:end-shape="id2" draw:end-glue-point="9" svg:d="M16240 14653c2530 0 3794-2104 3794-6312" svg:viewBox="0 0 3795 6313">
          <text:p/>
        </draw:connector>
        <draw:connector draw:style-name="gr7" draw:text-style-name="P4" draw:layer="layout" draw:type="curve" draw:line-skew="2.726cm" svg:x1="16.24cm" svg:y1="7.668cm" svg:x2="9.556cm" svg:y2="8.264cm" draw:start-shape="id2" draw:start-glue-point="6" draw:end-shape="id1" draw:end-glue-point="11" svg:d="M16240 7668c-436 0-363-112-1925-271s-4759-364-4759 867" svg:viewBox="0 0 6685 988">
          <text:p/>
        </draw:connector>
        <draw:connector draw:style-name="gr8" draw:text-style-name="P4" draw:layer="layout" draw:type="curve" svg:x1="11.795cm" svg:y1="14.653cm" svg:x2="7.985cm" svg:y2="9.89cm" draw:start-shape="id3" draw:start-glue-point="6" draw:end-shape="id1" draw:end-glue-point="8" svg:d="M11795 14653c-2540 0-3810-1587-3810-4763" svg:viewBox="0 0 3811 4764">
          <text:p/>
        </draw:connector>
        <draw:frame draw:style-name="gr9" draw:text-style-name="P5" draw:layer="layout" svg:width="4.105cm" svg:height="0.962cm" svg:x="11.16cm" svg:y="7.985cm">
          <draw:text-box>
            <text:p>Transactions</text:p>
          </draw:text-box>
        </draw:frame>
        <draw:frame draw:style-name="gr9" draw:text-style-name="P5" draw:layer="layout" svg:width="4.105cm" svg:height="0.962cm" draw:transform="rotate (1.0477211499722) translate (16.848cm 13.446cm)">
          <draw:text-box>
            <text:p>Transactions</text:p>
          </draw:text-box>
        </draw:frame>
        <draw:frame draw:style-name="gr9" draw:text-style-name="P5" draw:layer="layout" svg:width="4.105cm" svg:height="0.962cm" draw:transform="rotate (-1.13498761257191) translate (9.174cm 10.207cm)">
          <draw:text-box>
            <text:p>Transacti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3-09-02T04:32:33.823986005</dc:date>
    <meta:editing-duration>PT21M41S</meta:editing-duration>
    <meta:editing-cycles>4</meta:editing-cycles>
    <meta:generator>LibreOffice/7.3.7.2$Linux_X86_64 LibreOffice_project/30$Build-2</meta:generator>
    <meta:document-statistic meta:object-count="12"/>
  </office:meta>
</office:document-meta>
</file>